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eeea" officeooo:paragraph-rsid="0015eeea" style:font-size-asian="14pt" style:font-size-complex="14pt"/>
    </style:style>
    <style:style style:name="P2" style:family="paragraph" style:parent-style-name="Standard">
      <style:text-properties fo:font-size="14pt" officeooo:rsid="0015eeea" officeooo:paragraph-rsid="0021e050" style:font-size-asian="14pt" style:font-size-complex="14pt"/>
    </style:style>
    <style:style style:name="P3" style:family="paragraph" style:parent-style-name="Standard">
      <style:text-properties fo:font-size="14pt" officeooo:rsid="0015eeea" officeooo:paragraph-rsid="0015eeea" style:font-size-asian="14pt" style:font-size-complex="14pt"/>
    </style:style>
    <style:style style:name="P4" style:family="paragraph" style:parent-style-name="Standard">
      <style:text-properties fo:font-size="14pt" officeooo:rsid="0015eeea" officeooo:paragraph-rsid="003d9f9e" style:font-size-asian="14pt" style:font-size-complex="14pt"/>
    </style:style>
    <style:style style:name="T1" style:family="text">
      <style:text-properties officeooo:rsid="001d611c"/>
    </style:style>
    <style:style style:name="T2" style:family="text">
      <style:text-properties officeooo:rsid="0023b5d6"/>
    </style:style>
    <style:style style:name="T3" style:family="text">
      <style:text-properties officeooo:rsid="0027f855"/>
    </style:style>
    <style:style style:name="T4" style:family="text">
      <style:text-properties officeooo:rsid="002971ae"/>
    </style:style>
    <style:style style:name="T5" style:family="text">
      <style:text-properties officeooo:rsid="0029ae29"/>
    </style:style>
    <style:style style:name="T6" style:family="text">
      <style:text-properties officeooo:rsid="002a0c66"/>
    </style:style>
    <style:style style:name="T7" style:family="text">
      <style:text-properties officeooo:rsid="0032df35"/>
    </style:style>
    <style:style style:name="T8" style:family="text">
      <style:text-properties officeooo:rsid="00346494"/>
    </style:style>
    <style:style style:name="T9" style:family="text">
      <style:text-properties officeooo:rsid="003bb95e"/>
    </style:style>
    <style:style style:name="T10" style:family="text">
      <style:text-properties officeooo:rsid="003d9f9e"/>
    </style:style>
    <style:style style:name="T11" style:family="text">
      <style:text-properties officeooo:rsid="0040abe4"/>
    </style:style>
    <style:style style:name="T12" style:family="text">
      <style:text-properties officeooo:rsid="0054dd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ppingCart</text:p>
      <text:p text:style-name="P1"><text:tab/>SizesList</text:p>
      <text:p text:style-name="P1"><text:tab/>Filtering</text:p>
      <text:p text:style-name="P4"><text:tab/><text:tab/>(print the number of items) .<text:span text:style-name="T10">length to <text:s/>getAvailableProducts()</text:span></text:p>
      <text:p text:style-name="P1"><text:tab/><text:tab/>OrderBy</text:p>
      <text:p text:style-name="P1"><text:tab/>Cart</text:p>
      <text:p text:style-name="P1"><text:tab/><text:tab/><text:span text:style-name="T2">CartProduct</text:span></text:p>
      <text:p text:style-name="P1"><text:tab/>Products</text:p>
      <text:p text:style-name="P1"><text:tab/><text:tab/>Product</text:p>
      <text:p text:style-name="P1"/>
      <text:p text:style-name="P1"/>
      <text:p text:style-name="P1">ShoppingStore</text:p>
      <text:p text:style-name="P1"><text:tab/>all the products in the store <text:span text:style-name="T12">=</text:span>&gt; p<text:span text:style-name="T1">r</text:span>oductList <text:span text:style-name="T1">= [] =&gt;</text:span></text:p>
      <text:p text:style-name="P1"><text:tab/>items in cart -<text:span text:style-name="T3">&gt;cartMap= [] =&gt;Map( id,Quantity )</text:span></text:p>
      <text:p text:style-name="P1"><text:tab/><text:span text:style-name="T4">addProductToCart( id )</text:span></text:p>
      <text:p text:style-name="P1"><text:tab/><text:span text:style-name="T4">removeProductFromCart( id )</text:span></text:p>
      <text:p text:style-name="P1"><text:tab/><text:span text:style-name="T11">getProductsInCart() <text:s/>=&gt;Compute</text:span></text:p>
      <text:p text:style-name="P1"><text:tab/><text:span text:style-name="T7">selectedSizes=[]</text:span></text:p>
      <text:p text:style-name="P1"><text:tab/><text:span text:style-name="T5">addToSelectedSizes( size )</text:span></text:p>
      <text:p text:style-name="P1"><text:tab/><text:span text:style-name="T5">removeFromSelectedSizes( size )</text:span></text:p>
      <text:p text:style-name="P1"><text:tab/><text:span text:style-name="T8">selectedOrderBy=’’ “</text:span></text:p>
      <text:p text:style-name="P1"><text:tab/><text:span text:style-name="T9">getFilteredProducts() <text:s/>=&gt;compute based on the sizes and orderBy</text:span></text:p>
      <text:p text:style-name="P1"/>
      <text:p text:style-name="P1"/>
      <text:p text:style-name="P1"/>
      <text:p text:style-name="P1"/>
      <text:p text:style-name="P1"/>
      <text:p text:style-name="P1"><text:span text:style-name="T7">Shopping</text:span>Model</text:p>
      <text:p text:style-name="P2"><text:tab/><text:span text:style-name="T1">{"availableSizes": [</text:span> ], "currencyFormat",”currencyId”,"description","id","installmen<text:span text:style-name="T1">ts”,</text:span>"isFreeShipping",</text:p>
      <text:p text:style-name="P2">"price","sku","style","title", "image"<text:span text:style-name="T1">}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36:32.680831954</meta:creation-date>
    <dc:date>2019-07-18T18:55:51.350506350</dc:date>
    <meta:editing-duration>PT2H6M22S</meta:editing-duration>
    <meta:editing-cycles>23</meta:editing-cycles>
    <meta:generator>LibreOffice/6.2.5.2$Linux_X86_64 LibreOffice_project/a887734edd14b7c31b8ab527c0422d03c5e16f8b</meta:generator>
    <meta:document-statistic meta:table-count="0" meta:image-count="0" meta:object-count="0" meta:page-count="1" meta:paragraph-count="24" meta:word-count="68" meta:character-count="658" meta:non-whitespace-character-count="586"/>
  </office:meta>
</office:document-meta>
</file>